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officeooo:paragraph-rsid="001da5b3"/>
    </style:style>
    <style:style style:name="P3" style:family="paragraph" style:parent-style-name="Standard">
      <style:text-properties fo:language="ru" fo:country="RU" officeooo:paragraph-rsid="001d4753"/>
    </style:style>
    <style:style style:name="P4" style:family="paragraph" style:parent-style-name="Standard">
      <style:text-properties fo:language="ru" fo:country="RU" officeooo:rsid="0021cb4a" officeooo:paragraph-rsid="0021cb4a"/>
    </style:style>
    <style:style style:name="P5" style:family="paragraph" style:parent-style-name="Standard">
      <style:text-properties fo:language="ru" fo:country="RU" officeooo:paragraph-rsid="0020e957"/>
    </style:style>
    <style:style style:name="P6" style:family="paragraph" style:parent-style-name="Standard">
      <style:text-properties fo:language="ru" fo:country="RU" officeooo:paragraph-rsid="0028cf43"/>
    </style:style>
    <style:style style:name="P7" style:family="paragraph" style:parent-style-name="Standard">
      <style:text-properties fo:language="ru" fo:country="RU" officeooo:rsid="002d363a" officeooo:paragraph-rsid="002d363a"/>
    </style:style>
    <style:style style:name="P8" style:family="paragraph" style:parent-style-name="Standard">
      <style:text-properties fo:language="ru" fo:country="RU" officeooo:rsid="0035bb95" officeooo:paragraph-rsid="0035bb95"/>
    </style:style>
    <style:style style:name="P9" style:family="paragraph" style:parent-style-name="Standard">
      <style:text-properties fo:language="ru" fo:country="RU" officeooo:rsid="0037e5f8" officeooo:paragraph-rsid="0037e5f8"/>
    </style:style>
    <style:style style:name="P10" style:family="paragraph" style:parent-style-name="Standard">
      <style:text-properties fo:language="ru" fo:country="RU" officeooo:rsid="00255e5b" officeooo:paragraph-rsid="0028cf43"/>
    </style:style>
    <style:style style:name="P11" style:family="paragraph" style:parent-style-name="Standard">
      <style:text-properties fo:language="ru" fo:country="RU" style:text-underline-style="solid" style:text-underline-width="auto" style:text-underline-color="font-color" officeooo:rsid="00439673" officeooo:paragraph-rsid="00439673"/>
    </style:style>
    <style:style style:name="P12" style:family="paragraph" style:parent-style-name="Standard">
      <style:text-properties fo:language="ru" fo:country="RU" officeooo:paragraph-rsid="004a2caa"/>
    </style:style>
    <style:style style:name="P13" style:family="paragraph" style:parent-style-name="Standard">
      <style:text-properties fo:color="#000000" fo:font-size="15pt" fo:language="ru" fo:country="RU" officeooo:rsid="001d4753" officeooo:paragraph-rsid="001da5b3" style:font-size-asian="15pt" style:font-size-complex="15pt"/>
    </style:style>
    <style:style style:name="P14" style:family="paragraph" style:parent-style-name="Standard">
      <style:text-properties fo:color="#000000" fo:font-size="15pt" fo:language="ru" fo:country="RU" fo:font-weight="bold" officeooo:rsid="001d4753" officeooo:paragraph-rsid="001f788c" style:font-size-asian="15pt" style:font-weight-asian="bold" style:font-size-complex="15pt" style:font-weight-complex="bold"/>
    </style:style>
    <style:style style:name="P15" style:family="paragraph" style:parent-style-name="Standard">
      <style:text-properties fo:color="#ce181e" fo:font-size="15pt" fo:language="ru" fo:country="RU" officeooo:rsid="001d4753" officeooo:paragraph-rsid="0023c294" style:font-size-asian="15pt" style:font-size-complex="15pt"/>
    </style:style>
    <style:style style:name="P16" style:family="paragraph" style:parent-style-name="Standard">
      <style:text-properties fo:color="#ce181e" fo:font-size="15pt" fo:language="ru" fo:country="RU" officeooo:rsid="001d4753" officeooo:paragraph-rsid="0027afda" style:font-size-asian="15pt" style:font-size-complex="15pt"/>
    </style:style>
    <style:style style:name="P17" style:family="paragraph" style:parent-style-name="Standard" style:list-style-name="L1">
      <style:text-properties fo:language="ru" fo:country="RU" officeooo:paragraph-rsid="001da5b3"/>
    </style:style>
    <style:style style:name="P18" style:family="paragraph" style:parent-style-name="Standard" style:list-style-name="L2">
      <style:text-properties fo:language="ru" fo:country="RU" officeooo:rsid="00202954" officeooo:paragraph-rsid="00202954"/>
    </style:style>
    <style:style style:name="P19" style:family="paragraph" style:parent-style-name="Standard" style:list-style-name="L3">
      <style:text-properties fo:language="ru" fo:country="RU" officeooo:rsid="0026041f" officeooo:paragraph-rsid="0026041f"/>
    </style:style>
    <style:style style:name="P20" style:family="paragraph" style:parent-style-name="Standard" style:list-style-name="L3">
      <style:text-properties fo:language="ru" fo:country="RU" officeooo:rsid="00261801" officeooo:paragraph-rsid="00261801"/>
    </style:style>
    <style:style style:name="P21" style:family="paragraph" style:parent-style-name="Standard" style:list-style-name="L4">
      <style:text-properties fo:language="ru" fo:country="RU"/>
    </style:style>
    <style:style style:name="P22" style:family="paragraph" style:parent-style-name="Standard" style:list-style-name="L4">
      <style:text-properties fo:language="ru" fo:country="RU" officeooo:paragraph-rsid="00297051"/>
    </style:style>
    <style:style style:name="P23" style:family="paragraph" style:parent-style-name="Standard" style:list-style-name="L4">
      <style:text-properties fo:language="ru" fo:country="RU" officeooo:paragraph-rsid="0029f27c"/>
    </style:style>
    <style:style style:name="P24" style:family="paragraph" style:parent-style-name="Standard" style:list-style-name="L5">
      <style:text-properties fo:language="ru" fo:country="RU" officeooo:paragraph-rsid="002b1257"/>
    </style:style>
    <style:style style:name="P25" style:family="paragraph" style:parent-style-name="Standard" style:list-style-name="L6">
      <style:text-properties fo:language="ru" fo:country="RU" officeooo:paragraph-rsid="002bd5bf"/>
    </style:style>
    <style:style style:name="P26" style:family="paragraph" style:parent-style-name="Standard" style:list-style-name="L7">
      <style:text-properties fo:language="ru" fo:country="RU" officeooo:rsid="002d363a" officeooo:paragraph-rsid="0030804c"/>
    </style:style>
    <style:style style:name="P27" style:family="paragraph" style:parent-style-name="Standard" style:list-style-name="L7">
      <style:text-properties fo:language="ru" fo:country="RU" officeooo:rsid="002ea65d" officeooo:paragraph-rsid="0030804c"/>
    </style:style>
    <style:style style:name="P28" style:family="paragraph" style:parent-style-name="Standard" style:list-style-name="L7">
      <style:text-properties fo:language="ru" fo:country="RU" officeooo:rsid="002ea65d" officeooo:paragraph-rsid="005603fe"/>
    </style:style>
    <style:style style:name="P29" style:family="paragraph" style:parent-style-name="Standard" style:list-style-name="L8">
      <style:text-properties fo:language="ru" fo:country="RU" officeooo:paragraph-rsid="0030804c"/>
    </style:style>
    <style:style style:name="P30" style:family="paragraph" style:parent-style-name="Standard" style:list-style-name="L8">
      <style:text-properties fo:language="ru" fo:country="RU" officeooo:rsid="00318da9" officeooo:paragraph-rsid="00318da9"/>
    </style:style>
    <style:style style:name="P31" style:family="paragraph" style:parent-style-name="Standard" style:list-style-name="L9">
      <style:text-properties fo:language="ru" fo:country="RU" officeooo:rsid="003437bc" officeooo:paragraph-rsid="003437bc"/>
    </style:style>
    <style:style style:name="P32" style:family="paragraph" style:parent-style-name="Standard" style:list-style-name="L10">
      <style:text-properties fo:language="ru" fo:country="RU" officeooo:rsid="00343af1" officeooo:paragraph-rsid="00343af1"/>
    </style:style>
    <style:style style:name="P33" style:family="paragraph" style:parent-style-name="Standard" style:list-style-name="L10">
      <style:text-properties fo:language="ru" fo:country="RU"/>
    </style:style>
    <style:style style:name="P34" style:family="paragraph" style:parent-style-name="Standard" style:list-style-name="L10">
      <style:text-properties fo:language="ru" fo:country="RU" officeooo:paragraph-rsid="00579dcf"/>
    </style:style>
    <style:style style:name="P35" style:family="paragraph" style:parent-style-name="Standard" style:list-style-name="L11">
      <style:text-properties fo:language="ru" fo:country="RU" officeooo:paragraph-rsid="00366631"/>
    </style:style>
    <style:style style:name="P36" style:family="paragraph" style:parent-style-name="Standard" style:list-style-name="L12">
      <style:text-properties fo:language="ru" fo:country="RU" officeooo:rsid="0037e5f8" officeooo:paragraph-rsid="0037e5f8"/>
    </style:style>
    <style:style style:name="P37" style:family="paragraph" style:parent-style-name="Standard" style:list-style-name="L13">
      <style:text-properties fo:language="ru" fo:country="RU"/>
    </style:style>
    <style:style style:name="P38" style:family="paragraph" style:parent-style-name="Standard" style:list-style-name="L13">
      <style:text-properties fo:language="ru" fo:country="RU" officeooo:paragraph-rsid="005b9fad"/>
    </style:style>
    <style:style style:name="P39" style:family="paragraph" style:parent-style-name="Standard" style:list-style-name="L14">
      <style:text-properties fo:language="ru" fo:country="RU"/>
    </style:style>
    <style:style style:name="P40" style:family="paragraph" style:parent-style-name="Standard" style:list-style-name="L15">
      <style:text-properties fo:language="ru" fo:country="RU"/>
    </style:style>
    <style:style style:name="P41" style:family="paragraph" style:parent-style-name="Standard" style:list-style-name="L15">
      <style:text-properties fo:language="ru" fo:country="RU" officeooo:rsid="00413ca8" officeooo:paragraph-rsid="00413ca8"/>
    </style:style>
    <style:style style:name="P42" style:family="paragraph" style:parent-style-name="Standard" style:list-style-name="L3">
      <style:text-properties fo:color="#ce181e" fo:font-size="15pt" fo:language="ru" fo:country="RU" officeooo:rsid="001d4753" officeooo:paragraph-rsid="004c1724" style:font-size-asian="15pt" style:font-size-complex="15pt"/>
    </style:style>
    <style:style style:name="P43" style:family="paragraph" style:parent-style-name="Standard" style:list-style-name="L4">
      <style:text-properties fo:color="#ce181e" fo:font-size="15pt" fo:language="ru" fo:country="RU" officeooo:rsid="001d4753" officeooo:paragraph-rsid="00297051" style:font-size-asian="15pt" style:font-size-complex="15pt"/>
    </style:style>
    <style:style style:name="P44" style:family="paragraph" style:parent-style-name="Standard" style:list-style-name="L4">
      <style:text-properties fo:color="#ce181e" fo:font-size="15pt" fo:language="ru" fo:country="RU" officeooo:rsid="001d4753" officeooo:paragraph-rsid="0029f27c" style:font-size-asian="15pt" style:font-size-complex="15pt"/>
    </style:style>
    <style:style style:name="P45" style:family="paragraph" style:parent-style-name="Standard" style:list-style-name="L4">
      <style:text-properties fo:color="#ce181e" fo:font-size="15pt" fo:language="ru" fo:country="RU" officeooo:rsid="001d4753" officeooo:paragraph-rsid="002b1257" style:font-size-asian="15pt" style:font-size-complex="15pt"/>
    </style:style>
    <style:style style:name="P46" style:family="paragraph" style:parent-style-name="Standard" style:list-style-name="L4">
      <style:text-properties fo:color="#ce181e" fo:font-size="15pt" fo:language="ru" fo:country="RU" officeooo:rsid="001d4753" officeooo:paragraph-rsid="003ef4fc" style:font-size-asian="15pt" style:font-size-complex="15pt"/>
    </style:style>
    <style:style style:name="P47" style:family="paragraph" style:parent-style-name="Standard" style:list-style-name="L5">
      <style:text-properties fo:color="#ce181e" fo:font-size="15pt" fo:language="ru" fo:country="RU" officeooo:rsid="001d4753" officeooo:paragraph-rsid="002d363a" style:font-size-asian="15pt" style:font-size-complex="15pt"/>
    </style:style>
    <style:style style:name="P48" style:family="paragraph" style:parent-style-name="Standard" style:list-style-name="L6">
      <style:text-properties fo:color="#ce181e" fo:font-size="15pt" fo:language="ru" fo:country="RU" officeooo:rsid="001d4753" officeooo:paragraph-rsid="002d363a" style:font-size-asian="15pt" style:font-size-complex="15pt"/>
    </style:style>
    <style:style style:name="P49" style:family="paragraph" style:parent-style-name="Standard" style:list-style-name="L7">
      <style:text-properties fo:color="#ce181e" fo:font-size="15pt" fo:language="ru" fo:country="RU" officeooo:rsid="001d4753" officeooo:paragraph-rsid="005603fe" style:font-size-asian="15pt" style:font-size-complex="15pt"/>
    </style:style>
    <style:style style:name="P50" style:family="paragraph" style:parent-style-name="Standard" style:list-style-name="L8">
      <style:text-properties fo:color="#ce181e" fo:font-size="15pt" fo:language="ru" fo:country="RU" officeooo:rsid="001d4753" officeooo:paragraph-rsid="0032b756" style:font-size-asian="15pt" style:font-size-complex="15pt"/>
    </style:style>
    <style:style style:name="P51" style:family="paragraph" style:parent-style-name="Standard" style:list-style-name="L9">
      <style:text-properties fo:color="#ce181e" fo:font-size="15pt" fo:language="ru" fo:country="RU" officeooo:rsid="001d4753" officeooo:paragraph-rsid="003437bc" style:font-size-asian="15pt" style:font-size-complex="15pt"/>
    </style:style>
    <style:style style:name="P52" style:family="paragraph" style:parent-style-name="Standard" style:list-style-name="L10">
      <style:text-properties fo:color="#ce181e" fo:font-size="15pt" fo:language="ru" fo:country="RU" officeooo:rsid="001d4753" officeooo:paragraph-rsid="00343af1" style:font-size-asian="15pt" style:font-size-complex="15pt"/>
    </style:style>
    <style:style style:name="P53" style:family="paragraph" style:parent-style-name="Standard" style:list-style-name="L11">
      <style:text-properties fo:color="#ce181e" fo:font-size="15pt" fo:language="ru" fo:country="RU" officeooo:rsid="001d4753" officeooo:paragraph-rsid="0037e5f8" style:font-size-asian="15pt" style:font-size-complex="15pt"/>
    </style:style>
    <style:style style:name="P54" style:family="paragraph" style:parent-style-name="Standard" style:list-style-name="L12">
      <style:text-properties fo:color="#ce181e" fo:font-size="15pt" fo:language="ru" fo:country="RU" officeooo:rsid="001d4753" officeooo:paragraph-rsid="00394802" style:font-size-asian="15pt" style:font-size-complex="15pt"/>
    </style:style>
    <style:style style:name="P55" style:family="paragraph" style:parent-style-name="Standard" style:list-style-name="L13">
      <style:text-properties fo:color="#ce181e" fo:font-size="15pt" fo:language="ru" fo:country="RU" officeooo:rsid="001d4753" officeooo:paragraph-rsid="003bc9a7" style:font-size-asian="15pt" style:font-size-complex="15pt"/>
    </style:style>
    <style:style style:name="P56" style:family="paragraph" style:parent-style-name="Standard" style:list-style-name="L14">
      <style:text-properties fo:color="#ce181e" fo:font-size="15pt" fo:language="ru" fo:country="RU" officeooo:rsid="001d4753" officeooo:paragraph-rsid="00413ca8" style:font-size-asian="15pt" style:font-size-complex="15pt"/>
    </style:style>
    <style:style style:name="P57" style:family="paragraph" style:parent-style-name="Standard" style:list-style-name="L15">
      <style:text-properties fo:color="#ce181e" fo:language="ru" fo:country="RU" officeooo:rsid="00413ca8" officeooo:paragraph-rsid="00413ca8"/>
    </style:style>
    <style:style style:name="P58" style:family="paragraph" style:parent-style-name="Standard" style:list-style-name="L5">
      <style:text-properties officeooo:paragraph-rsid="002b1257"/>
    </style:style>
    <style:style style:name="P59" style:family="paragraph" style:parent-style-name="Standard" style:list-style-name="L5">
      <style:text-properties style:text-underline-style="none" officeooo:paragraph-rsid="002b1257"/>
    </style:style>
    <style:style style:name="P60" style:family="paragraph" style:parent-style-name="Standard" style:list-style-name="L6"/>
    <style:style style:name="P61" style:family="paragraph" style:parent-style-name="Standard" style:list-style-name="L7">
      <style:text-properties officeooo:paragraph-rsid="0030804c"/>
    </style:style>
    <style:style style:name="P62" style:family="paragraph" style:parent-style-name="Standard" style:list-style-name="L9">
      <style:text-properties style:text-line-through-style="solid" style:text-line-through-type="single" fo:language="ru" fo:country="RU" style:text-underline-style="solid" style:text-underline-width="auto" style:text-underline-color="font-color" officeooo:rsid="003437bc" officeooo:paragraph-rsid="003437bc"/>
    </style:style>
    <style:style style:name="P63" style:family="paragraph" style:parent-style-name="Standard" style:list-style-name="L11"/>
    <style:style style:name="P64" style:family="paragraph" style:parent-style-name="Standard" style:list-style-name="L12">
      <style:text-properties officeooo:paragraph-rsid="0037e5f8"/>
    </style:style>
    <style:style style:name="P65" style:family="paragraph" style:parent-style-name="Standard" style:list-style-name="L1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paragraph-rsid="001da5b3"/>
    </style:style>
    <style:style style:name="P66" style:family="paragraph" style:parent-style-name="Standard" style:list-style-name="L1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ce181e" fo:font-size="15pt" fo:language="ru" fo:country="RU" style:text-underline-style="none" officeooo:rsid="001d4753" officeooo:paragraph-rsid="001da5b3" style:font-size-asian="15pt" style:font-size-complex="15pt"/>
    </style:style>
    <style:style style:name="T1" style:family="text">
      <style:text-properties officeooo:rsid="001b74d8"/>
    </style:style>
    <style:style style:name="T2" style:family="text">
      <style:text-properties officeooo:rsid="001d238b"/>
    </style:style>
    <style:style style:name="T3" style:family="text">
      <style:text-properties officeooo:rsid="001d4753"/>
    </style:style>
    <style:style style:name="T4" style:family="text">
      <style:text-properties fo:color="#ce181e" fo:font-size="15pt" style:font-size-asian="15pt" style:font-size-complex="15pt"/>
    </style:style>
    <style:style style:name="T5" style:family="text">
      <style:text-properties fo:color="#ce181e" fo:font-size="15pt" officeooo:rsid="001d4753" style:font-size-asian="15pt" style:font-size-complex="15pt"/>
    </style:style>
    <style:style style:name="T6" style:family="text">
      <style:text-properties fo:color="#ce181e" fo:font-size="15pt" style:text-underline-style="none" officeooo:rsid="001d4753" style:font-size-asian="15pt" style:font-size-complex="15pt"/>
    </style:style>
    <style:style style:name="T7" style:family="text">
      <style:text-properties fo:color="#000000" fo:font-size="12pt" officeooo:rsid="001d4753" style:font-size-asian="12pt" style:font-size-complex="12pt"/>
    </style:style>
    <style:style style:name="T8" style:family="text">
      <style:text-properties fo:color="#000000" fo:font-size="12pt" officeooo:rsid="0029f27c" style:font-size-asian="12pt" style:font-size-complex="12pt"/>
    </style:style>
    <style:style style:name="T9" style:family="text">
      <style:text-properties fo:color="#000000" fo:font-size="12pt" officeooo:rsid="002b1257" style:font-size-asian="12pt" style:font-size-complex="12pt"/>
    </style:style>
    <style:style style:name="T10" style:family="text">
      <style:text-properties fo:color="#000000" fo:font-size="12pt" officeooo:rsid="002d363a" style:font-size-asian="12pt" style:font-size-complex="12pt"/>
    </style:style>
    <style:style style:name="T11" style:family="text">
      <style:text-properties fo:color="#000000" fo:font-size="12pt" officeooo:rsid="004d9ed6" style:font-size-asian="12pt" style:font-size-complex="12pt"/>
    </style:style>
    <style:style style:name="T12" style:family="text">
      <style:text-properties fo:color="#000000" style:text-line-through-style="solid" style:text-line-through-type="single" fo:font-size="12pt" officeooo:rsid="002f453c" style:font-size-asian="12pt" style:font-size-complex="12pt"/>
    </style:style>
    <style:style style:name="T13" style:family="text">
      <style:text-properties fo:color="#000000" style:text-line-through-style="solid" style:text-line-through-type="single" fo:font-size="12pt" officeooo:rsid="002d363a" style:font-size-asian="12pt" style:font-size-complex="12pt"/>
    </style:style>
    <style:style style:name="T14" style:family="text">
      <style:text-properties officeooo:rsid="0021cb4a"/>
    </style:style>
    <style:style style:name="T15" style:family="text">
      <style:text-properties officeooo:rsid="00297051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2b1257"/>
    </style:style>
    <style:style style:name="T18" style:family="text">
      <style:text-properties fo:language="ru" fo:country="RU" officeooo:rsid="002bd5bf"/>
    </style:style>
    <style:style style:name="T19" style:family="text">
      <style:text-properties fo:language="ru" fo:country="RU" officeooo:rsid="002d363a"/>
    </style:style>
    <style:style style:name="T20" style:family="text">
      <style:text-properties fo:language="ru" fo:country="RU" officeooo:rsid="002ea65d"/>
    </style:style>
    <style:style style:name="T21" style:family="text">
      <style:text-properties fo:language="ru" fo:country="RU" officeooo:rsid="00343af1"/>
    </style:style>
    <style:style style:name="T22" style:family="text">
      <style:text-properties fo:language="ru" fo:country="RU" officeooo:rsid="0037e5f8"/>
    </style:style>
    <style:style style:name="T23" style:family="text">
      <style:text-properties fo:language="ru" fo:country="RU" officeooo:rsid="00394802"/>
    </style:style>
    <style:style style:name="T24" style:family="text">
      <style:text-properties fo:language="ru" fo:country="RU" officeooo:rsid="00552226"/>
    </style:style>
    <style:style style:name="T25" style:family="text">
      <style:text-properties fo:language="ru" fo:country="RU" officeooo:rsid="0058746a"/>
    </style:style>
    <style:style style:name="T26" style:family="text">
      <style:text-properties fo:language="ru" fo:country="RU" officeooo:rsid="005a16a9"/>
    </style:style>
    <style:style style:name="T27" style:family="text">
      <style:text-properties officeooo:rsid="00343af1"/>
    </style:style>
    <style:style style:name="T28" style:family="text">
      <style:text-properties officeooo:rsid="00366631"/>
    </style:style>
    <style:style style:name="T29" style:family="text">
      <style:text-properties officeooo:rsid="003d8139"/>
    </style:style>
    <style:style style:name="T30" style:family="text">
      <style:text-properties officeooo:rsid="00413ca8"/>
    </style:style>
    <style:style style:name="T31" style:family="text">
      <style:text-properties officeooo:rsid="0042f256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1d4753"/>
    </style:style>
    <style:style style:name="T34" style:family="text">
      <style:text-properties style:text-line-through-style="solid" style:text-line-through-type="single"/>
    </style:style>
    <style:style style:name="T35" style:family="text">
      <style:text-properties style:text-line-through-style="solid" style:text-line-through-type="single" officeooo:rsid="00297051"/>
    </style:style>
    <style:style style:name="T36" style:family="text">
      <style:text-properties style:text-line-through-style="solid" style:text-line-through-type="single" officeooo:rsid="005a16a9"/>
    </style:style>
    <style:style style:name="T37" style:family="text">
      <style:text-properties officeooo:rsid="004500e4"/>
    </style:style>
    <style:style style:name="T38" style:family="text">
      <style:text-properties officeooo:rsid="0046b795"/>
    </style:style>
    <style:style style:name="T39" style:family="text">
      <style:text-properties officeooo:rsid="00487f52"/>
    </style:style>
    <style:style style:name="T40" style:family="text">
      <style:text-properties officeooo:rsid="004a2caa"/>
    </style:style>
    <style:style style:name="T41" style:family="text">
      <style:text-properties officeooo:rsid="004d8aeb"/>
    </style:style>
    <style:style style:name="T42" style:family="text">
      <style:text-properties officeooo:rsid="004fe2eb"/>
    </style:style>
    <style:style style:name="T43" style:family="text">
      <style:text-properties officeooo:rsid="00552226"/>
    </style:style>
    <style:style style:name="T44" style:family="text">
      <style:text-properties officeooo:rsid="005603fe"/>
    </style:style>
    <style:style style:name="T45" style:family="text">
      <style:text-properties officeooo:rsid="0058746a"/>
    </style:style>
    <style:style style:name="T46" style:family="text">
      <style:text-properties officeooo:rsid="005a3a12"/>
    </style:style>
    <style:style style:name="T47" style:family="text">
      <style:text-properties officeooo:rsid="005b6f0d"/>
    </style:style>
    <style:style style:name="T48" style:family="text">
      <style:text-properties officeooo:rsid="005b9fad"/>
    </style:style>
    <style:style style:name="T49" style:family="text">
      <style:text-properties officeooo:rsid="005d140d"/>
    </style:style>
    <style:style style:name="T50" style:family="text">
      <style:text-properties officeooo:rsid="005d29e1"/>
    </style:style>
    <style:style style:name="T51" style:family="text">
      <style:text-properties officeooo:rsid="005f6ab3"/>
    </style:style>
    <style:style style:name="T52" style:family="text">
      <style:text-properties officeooo:rsid="006098b3"/>
    </style:style>
    <style:style style:name="T53" style:family="text">
      <style:text-properties officeooo:rsid="0060f4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 </text:p>
      <text:p text:style-name="P2">Титульный лист (Разработка метода прогнозирования слабой масштабируемости суперкомпьютерных приложений) – <text:span text:style-name="T4">ТЫК</text:span></text:p>
      <text:p text:style-name="P1"/>
      <text:p text:style-name="P1">2</text:p>
      <text:p text:style-name="P1">Масштабируемость - свойство параллельной программы, характеризующее зависимость изменения всей совокупности динамических характеристик работы этой программы от множества параметров её запуска.</text:p>
      <text:p text:style-name="P11"/>
      <text:p text:style-name="P11">По выбору параметров запуска, которые будут изменяться, различают несколько видом масштабируемости: сильная, слабая и вширь. <text:span text:style-name="T1">В данной работе рассматриваетс</text:span>я<text:span text:style-name="T1"> слабая масштабируемость — то есть зависимость динамических характеристик от количества процессов при фиксированной вычислительной сложности задачи в пересчете на один процесс</text:span></text:p>
      <text:p text:style-name="P1"/>
      <text:p text:style-name="P1"><text:span text:style-name="T34">Масштабируемость - ключевая характеристика параллельных программ.</text:span> Крайне важно учитывать <text:span text:style-name="T37">масштабируемость</text:span> во время исследования свойств <text:span text:style-name="T37">параллельных</text:span> программ или в процессе их разработки.</text:p>
      <text:p text:style-name="P1"/>
      <text:p text:style-name="P12"><text:span text:style-name="T38">Но н</text:span>е всегда возможно получить в распоряжение большое количество узлов, чтобы увидеть характер изменения различных динамических характеристик приложения с ростом числа используемых ресурсов системы, при увеличении размера задачи или ожидание этого может занять непозволительно много времени. <text:span text:style-name="T39">Существуют исследования</text:span> утверждаю<text:span text:style-name="T2">шие</text:span>, что в худшем случае время ожидания выделения необходимого количества узлов растёт экспоненциально с ростом количества запрашиваемых ресурсов.</text:p>
      <text:p text:style-name="P12"/>
      <text:p text:style-name="P12">Но ведь <text:span text:style-name="T40">в</text:span>озможность решать задачи больших размеров за разумное время, используя большое количество узлов, является главным преимуществом суперкомпьютерных систем, поэтому необходимо, чтобы приложение было хорошо масштабируемо.</text:p>
      <text:p text:style-name="P12"/>
      <text:p text:style-name="P12">Обычно пользователь может выполнить задачу на небольшой конфигурации быстрее, чем запустить на большом количестве узлов. Исходя из этого, <text:span text:style-name="T40">а</text:span>ктуальна задача прогнозирования масштабируемости приложения на большие конфигурации вычислительной системы, основываясь только на данных, полученных из множественных запусков на малых конфигурациях.</text:p>
      <text:p text:style-name="P1"/>
      <text:p text:style-name="P3"><text:span text:style-name="T3">Так же на метод прогнозирования накладываются условия универсальности, то есть для своей работы он не должен использовать информации о коде, алгоритме И СИСТЕМЕ НА КОТОРОЙ ПРОИЗВОДЯТСЯ ЗАПУСКИ --- </text:span><text:span text:style-name="T5">ТЫК</text:span></text:p>
      <text:p text:style-name="P13">--------------------------------------------------------------------------------------------</text:p>
      <text:p text:style-name="P1"/>
      <text:p text:style-name="P2">3</text:p>
      <text:p text:style-name="P2">Для достижения данной цели требуется решить следующие задачи:</text:p>
      <text:list xml:id="list2804058790" text:style-name="L1">
        <text:list-item>
          <text:p text:style-name="P17">Исследовать возможные подходы к предсказанию масштабируемости.</text:p>
        </text:list-item>
        <text:list-item>
          <text:p text:style-name="P17">Реализовать метод, предсказывающий слабую масштабируемость суперкомпьютерных приложений на основе экспериментальных данных.</text:p>
        </text:list-item>
        <text:list-item>
          <text:p text:style-name="P65">Проверить применимость метода на различных приложениях, собрав <text:span text:style-name="T32">экспериментальную базу и оценив точность предсказаний. </text:span><text:span text:style-name="T33">--- </text:span><text:span text:style-name="T6">ТЫК</text:span></text:p>
          <text:p text:style-name="P66"/>
        </text:list-item>
      </text:list>
      <text:p text:style-name="P14"/>
      <text:p text:style-name="P1"><text:soft-page-break/></text:p>
      <text:p text:style-name="P1">4 </text:p>
      <text:p text:style-name="P4">В качестве возможных подходов <text:span text:style-name="T40">к предсказанию масштабируемости </text:span>рассматривались</text:p>
      <text:list xml:id="list965927488" text:style-name="L2">
        <text:list-item>
          <text:p text:style-name="P18">Линейная регрессия</text:p>
        </text:list-item>
        <text:list-item>
          <text:p text:style-name="P18">методы машинного обучения</text:p>
        </text:list-item>
        <text:list-item>
          <text:p text:style-name="P18">симуляция исполнения программы</text:p>
        </text:list-item>
        <text:list-item>
          <text:p text:style-name="P18">коллаборативная фильтрация</text:p>
        </text:list-item>
      </text:list>
      <text:p text:style-name="P15">ТЫК</text:p>
      <text:p text:style-name="P5"><text:span text:style-name="T14">Д</text:span>ля построения предсказания из всех <text:span text:style-name="T14">них</text:span> выбрана линейная регрессия, потому что, </text:p>
      <text:p text:style-name="P5"><text:tab/>во-первых, модель получается простой, <text:span text:style-name="T14">что, например, нельзя сказать об сложнореализуемой симуляции исполнения программы</text:span>, однако точность предсказаний либо сопоставима, либо даже лучше, чем у остальных методов, </text:p>
      <text:p text:style-name="P15">ТЫК</text:p>
      <text:p text:style-name="P5"><text:tab/>во-вторых, чтобы осуществить поиск регрессионных параметров не требуется большого количества запусков приложения, как, например, для обучения нейронной сети или построения прогноза с помощью коллаборативной фильтрации, </text:p>
      <text:p text:style-name="P15">ТЫК</text:p>
      <text:p text:style-name="P5"><text:tab/>в-третьих, для построения точного прогноза нет необходимости использовать исходный код программ и сведения о вычислительной системе, то есть выбранный метод является достаточно универсальным.</text:p>
      <text:p text:style-name="P15">ТЫК</text:p>
      <text:p text:style-name="P15"/>
      <text:p text:style-name="P6">5</text:p>
      <text:p text:style-name="P10">Теперь о самой реализации.</text:p>
      <text:list xml:id="list1224952794" text:style-name="L3">
        <text:list-item>
          <text:p text:style-name="P19">Как уже было сказано, предсказания масштабируемости строятся для некоторой большой конфигурации запуска использую несколько запусков на малых конфигурациях<text:span text:style-name="T34">, обозначим их Q.</text:span></text:p>
        </text:list-item>
        <text:list-item>
          <text:p text:style-name="P20">Предиктор – это функция явно описывающую зависимость значений динамической характеристики запуска приложения от числа используемых процессов и остальных параметров запуска.</text:p>
        </text:list-item>
        <text:list-item>
          <text:p text:style-name="P19">параметры регрессии ищутся с помощью метода наименьших квадратов</text:p>
          <text:p text:style-name="P42">ТЫК</text:p>
        </text:list-item>
      </text:list>
      <text:p text:style-name="P16"/>
      <text:p text:style-name="P1">6</text:p>
      <text:list xml:id="list2598656731" text:style-name="L4">
        <text:list-item>
          <text:p text:style-name="P22">Использование SSE эквивалентно минимизации абсолютной ошибки<text:span text:style-name="T34">, </text:span><text:span text:style-name="T35">то есть минимизации разности наблюдаемого значения динамической характеристики и предсказываемого</text:span>. Но для оценки качества предсказаний принято использовать относительную ошибку.</text:p>
          <text:p text:style-name="P43">ТЫК</text:p>
        </text:list-item>
        <text:list-item>
          <text:p text:style-name="P21">Если использовать введённые ранее обозначения, <text:span text:style-name="T15">выражение для относительной ошибки можно переписать</text:span>. Получается, что <text:span text:style-name="T15">она</text:span> зависит не только от минимизируемой с помощью метода наименьших квадратов ошибки, но и от значения динамической характеристики, из-за этого на малом количестве процессов абсолютная ошибка может быть маленькой при большой относительной, а на большом количестве процессов большой при малой относительной ошибке, что никак не может устраивать. Поэтому исходное выражение было модифициров<text:span text:style-name="T15">ано</text:span>.</text:p>
          <text:p text:style-name="P44">ТЫК</text:p>
        </text:list-item>
        <text:list-item>
          <text:p text:style-name="P23"><text:span text:style-name="T41">В качестве модификиции используется</text:span> приближение <text:span text:style-name="T7">аппроксимируемой величины в логарифмическом </text:span><text:span text:style-name="T8">масштабе. Теперь значение относительной ошибки зависит только от минимизируемой абсолютной ошибки, что и являлось целью преобразования.</text:span></text:p>
          <text:p text:style-name="P45"><text:soft-page-break/>ТЫК</text:p>
        </text:list-item>
        <text:list-item>
          <text:p text:style-name="P23"><text:span text:style-name="T8">Ключевым шагом является параметризация функци</text:span><text:span text:style-name="T9">и и н</text:span><text:span text:style-name="T8">аиболее точные предсказания удалось получить при помощи функции вида. </text:span><text:span text:style-name="T12">Здесь </text:span><text:span text:style-name="T13">N — размер задачи, p — количество используемых процессов. </text:span><text:span text:style-name="T10">Несмотря на наличие логарифмов, статистически это всё ещё линейная модель, поскольку она линейна относительно неизвестных параметров, поэтому можно использовать статистическую теорию линейных моделей </text:span><text:span text:style-name="T11">и метод наименьших квадратов остаётся валидным.</text:span></text:p>
          <text:p text:style-name="P46">ТЫК</text:p>
          <text:p text:style-name="P23"/>
        </text:list-item>
      </text:list>
      <text:p text:style-name="P1">7</text:p>
      <text:list xml:id="list710252595" text:style-name="L5">
        <text:list-item>
          <text:p text:style-name="P24">Для того чтобы исследовать слабую масштабируемость должно быть заранее известно, какие параметры запуска отвечают за определение размера задачи и как именно сложность работы программы зависит от этих самых параметров.</text:p>
        </text:list-item>
        <text:list-item>
          <text:p text:style-name="P58"><text:span text:style-name="T16">Зная на скольких процессах требуется запустить задачу, сложность программы и используя </text:span><text:span text:style-name="T17">константное </text:span><text:span text:style-name="T16">соотношение </text:span><text:span text:style-name="T17">вычислительной сложности задачи к количеству используемых процессов</text:span><text:span text:style-name="T16">, можно установить, какая должна быть сложность задачи и определяющие её параметры запуска программы.</text:span></text:p>
        </text:list-item>
        <text:list-item>
          <text:p text:style-name="P59"><text:span text:style-name="T16">Тогда процессы из множества </text:span><text:span text:style-name="T17">Q</text:span><text:span text:style-name="T16"> вместе с соответствующими им параметрами запуска будем называть тестовыми конфигурациями, а конфигурации, на которых будет оцениваться качество предсказаний метода — целевыми.</text:span></text:p>
          <text:p text:style-name="P47">ТЫК</text:p>
        </text:list-item>
      </text:list>
      <text:p text:style-name="P1"/>
      <text:p text:style-name="P1">8</text:p>
      <text:list xml:id="list1141927775" text:style-name="L6">
        <text:list-item>
          <text:p text:style-name="P60"><text:span text:style-name="T16">Для нескольких запусков приложения с фиксированными параметрами наблюдается разброс значений динамических характеристик </text:span><text:span text:style-name="T18">поэтому </text:span><text:span text:style-name="T16">необходимо проводить множественные запуски приложения для каждой конкретной конфигурации.</text:span></text:p>
        </text:list-item>
        <text:list-item>
          <text:p text:style-name="P25">Это можно объяснить различным размещением процессов на узлах вычислительной системы, различной степенью загруженности коммуникационной сети во время работы приложения.</text:p>
        </text:list-item>
        <text:list-item>
          <text:p text:style-name="P25">В качестве <text:span text:style-name="T42">рассматриваемых </text:span>динамических характеристик выбраны время выполнения программы и её производительность. Для набора запусков с идентичными конфигурациями выбирается минимум времени исполнения и максимум производительности среди всех запусков набора.</text:p>
          <text:p text:style-name="P48">ТЫК</text:p>
        </text:list-item>
      </text:list>
      <text:p text:style-name="P1">9</text:p>
      <text:p text:style-name="P7">Коротко <text:span text:style-name="T43">все </text:span>шаги работы метода можно описать так:</text:p>
      <text:list xml:id="list693284206" text:style-name="L7">
        <text:list-item>
          <text:p text:style-name="P26">Сперва необходимо определить тестовые конфигурации</text:p>
        </text:list-item>
        <text:list-item>
          <text:p text:style-name="P26">Затем провести запуски</text:p>
        </text:list-item>
        <text:list-item>
          <text:p text:style-name="P61"><text:span text:style-name="T19">Извлеч</text:span><text:span text:style-name="T20">ь</text:span><text:span text:style-name="T19"> из результатов необходим</text:span><text:span text:style-name="T20">ые <text:s/>для </text:span><text:span text:style-name="T19">поиска неизвестных коэффициентов модели данны</text:span><text:span text:style-name="T24">е</text:span><text:span text:style-name="T19">, </text:span><text:span text:style-name="T20">взять минимум / максимум</text:span></text:p>
        </text:list-item>
        <text:list-item>
          <text:p text:style-name="P27">Используя эти <text:span text:style-name="T47">данные</text:span> определить коэффициенты регрессии.</text:p>
        </text:list-item>
        <text:list-item>
          <text:p text:style-name="P28">И построить предсказания для целевых конфигураций.</text:p>
          <text:p text:style-name="P49">ТЫК</text:p>
        </text:list-item>
      </text:list>
      <text:p text:style-name="P1">10</text:p>
      <text:list xml:id="list4264640874" text:style-name="L8">
        <text:list-item>
          <text:p text:style-name="P29">Применимость метода оценивалась с помощью запусков приложений на суперкомпьютере Ломоносов-2.</text:p>
        </text:list-item>
        <text:list-item>
          <text:p text:style-name="P29">В качестве приложений для тестирования использовались реализации HPL, HPCG, алгоритмов DNS и SUMMA матричного умножения, Graph500.</text:p>
        </text:list-item>
        <text:list-item>
          <text:p text:style-name="P29">Для того чтобы более полно проверить применимость метода на реальных суперкомпьютерных приложениях и оценить их возможности к слабой <text:soft-page-break/>масштабируемости. Тестирования некоторых приложений проводились с несколькими наборами конфигураций</text:p>
        </text:list-item>
        <text:list-item>
          <text:p text:style-name="P30"><text:span text:style-name="T44">Стоит отметить,</text:span> что количество используемых процессов на целевых конфигурациях в несколько раз превосходит самую большую тестовую конфигурацию .</text:p>
          <text:p text:style-name="P50">ТЫК</text:p>
        </text:list-item>
      </text:list>
      <text:p text:style-name="P1">11</text:p>
      <text:list xml:id="list3273174396" text:style-name="L9">
        <text:list-item>
          <text:p text:style-name="P62">PN — количество используемых процессов, PS — размер задачи.</text:p>
        </text:list-item>
        <text:list-item>
          <text:p text:style-name="P31">Первый из рассматриваемых тестов — бенчмарк производительности HPL.</text:p>
        </text:list-item>
        <text:list-item>
          <text:p text:style-name="P31">HPL имеет сложность алгоритма O(N^3), а количество операций чтения/записи <text:s/>O(N^2). Подобные значения асимптотик свойственны приложениям с большим количеством вычислений над плотными структурами данных<text:span text:style-name="T34">, такие приложения часто используют в своей работе графические ускорители.</text:span></text:p>
        </text:list-item>
        <text:list-item>
          <text:p text:style-name="P31">Предсказания <text:span text:style-name="T44">строятся</text:span> для трёх различных наборов конфигураций. Получившиеся относительные ошибки, усреднённые по динамическим характеристикам и количеству используемых процессов представлены в таблицах. </text:p>
        </text:list-item>
        <text:list-item>
          <text:p text:style-name="P31">По таблице справа можно однозначно сказать, что увеличение конфигурации не приводит к росту значений относительных ошибок. Что говорит об отсутствии необходимости увеличивать количество тестовых конфигураций и, самое главное, способности предложенного метода предсказывать значения различных динамических характеристик на конфигурациях в несколько больших, чем самые большие тестовые.</text:p>
          <text:p text:style-name="P51">ТЫК</text:p>
        </text:list-item>
      </text:list>
      <text:p text:style-name="P1">1<text:span text:style-name="T53">2</text:span></text:p>
      <text:list xml:id="list2946588738" text:style-name="L10">
        <text:list-item>
          <text:p text:style-name="P32"><text:span text:style-name="T53">Далее рассматривается бенчмарк HPCG. Он</text:span> был разработан, чтобы стать альтернативной HPL метрикой оценки производительности суперкомпьютеров</text:p>
        </text:list-item>
        <text:list-item>
          <text:p text:style-name="P34"><text:span text:style-name="T27">Этот бенчмарк</text:span> сильно выделяется на фоне остальных приложений, так как и сложность последовательного алгоритма, и количество операций чтения/записи бенчмарка пропорциональны O(N).</text:p>
        </text:list-item>
        <text:list-item>
          <text:p text:style-name="P34">В тесте преобладают нерегулярный доступ к памяти и мелкоструктурные рекурсивные вычисления, которые, <text:span text:style-name="T27">как утверждают авторы бенчмарка,</text:span> свойственны многих научным вычислительным приложениям.</text:p>
        </text:list-item>
        <text:list-item>
          <text:p text:style-name="P33">Несмотря на то что в двух случая значения относительных ошибок сильно отличаются от остальных и почти достигают 20%, среднее имеет меньшее значения и составляет 2,6% для предсказания времени и 8,5% для производительности.</text:p>
          <text:p text:style-name="P52">ТЫК</text:p>
        </text:list-item>
      </text:list>
      <text:p text:style-name="P1"/>
      <text:p text:style-name="P1">13</text:p>
      <text:p text:style-name="P8">Далее рассмотрим умножение матриц. <text:span text:style-name="T45">Сложность</text:span> всех алгоритмов умножения такие же, как у HPL, <text:span text:style-name="T45">O(N^3)</text:span>.</text:p>
      <text:list xml:id="list3100807476" text:style-name="L11">
        <text:list-item>
          <text:p text:style-name="P63"><text:span text:style-name="T16">Первый из двух рассматриваемых алгоритмов матричного умножения - SUMMA(Scalable Universal Matrix Multiply). </text:span><text:span text:style-name="T25">Р</text:span><text:span text:style-name="T21">еализации этого </text:span><text:span text:style-name="T16">алгоритм</text:span><text:span text:style-name="T21">а</text:span><text:span text:style-name="T16"> использу</text:span><text:span text:style-name="T25">ю</text:span><text:span text:style-name="T16">тся такими библиотеками, как ScaLAPACK и PBLAS.</text:span></text:p>
        </text:list-item>
        <text:list-item>
          <text:p text:style-name="P35">Из-за того что строятся предсказания слабой масштабируемости приложений, то <text:span text:style-name="T28">для всех конфигураций должно быть постоянным количество работы на один процесс.</text:span> Так как известно, что данный алгоритм имеет кубическую сложность, то <text:span text:style-name="T28">можно в явном виде написать, как количество процессов зависит от размера задачи и к</text:span>ак видно по графику зависимости количества используемых процессов от длины стороны матрицы <text:span text:style-name="T28">(в левой части слайда) </text:span>конфигурации запусков выбираются строго согласно этому выражению.</text:p>
        </text:list-item>
        <text:list-item>
          <text:p text:style-name="P35">Не смотря на сложную, скачкообразную зависимость времени работы программы предложенному методу удаётся установить основной характер изменения и построить предсказание так, что среднее значение относительной ошибки равно 3,5%, а медиана — 3,0%.</text:p>
          <text:p text:style-name="P53"><text:soft-page-break/>ТЫК</text:p>
        </text:list-item>
      </text:list>
      <text:p text:style-name="P9">14</text:p>
      <text:list xml:id="list8482589" text:style-name="L12">
        <text:list-item>
          <text:p text:style-name="P36">Следующий из рассматриваемых алгоритмов матричного умножения — DNS.</text:p>
        </text:list-item>
        <text:list-item>
          <text:p text:style-name="P36">Из-за ограничения, накладываемого алгоритмом на количество используемых для запуска процессов, тестовая выборка получается достаточно маленькая, всего 6 различных конфигураций. Но, несмотря на это, среднее значение относительной ошибки составляет всего 6,<text:span text:style-name="T48">5</text:span>%.</text:p>
        </text:list-item>
        <text:list-item>
          <text:p text:style-name="P64"><text:span text:style-name="T22">Получившиеся функции-предикторы для двух рассматриваемых значений констант представлены на рисунках</text:span><text:span text:style-name="T23">.</text:span><text:span text:style-name="T22"> </text:span><text:span text:style-name="T26">Как видно, с</text:span><text:span text:style-name="T22"> некоторого момента при увеличением размера конфигурации, независимо от рассматриваемой константы, время работы алгоритма почти прекращает расти, это говорит об его хорошей слабой масштабируемости, а то небольшое увеличение времени работы можно связать с возрастающими накладными расходами на коммуникации.</text:span></text:p>
          <text:p text:style-name="P54">ТЫК</text:p>
        </text:list-item>
      </text:list>
      <text:p text:style-name="P1">15</text:p>
      <text:list xml:id="list875822996" text:style-name="L13">
        <text:list-item>
          <text:p text:style-name="P38"><text:span text:style-name="T36">И последнее приложение это Graph500, э</text:span><text:span text:style-name="T34">то ещё одна альтернатива HPL, помимо уже ранее рассмотренного бенчмарка HPCG, по результатам работы которого также составляется рейтинг суперкомпьютеров. Однако </text:span></text:p>
        </text:list-item>
        <text:list-item>
          <text:p text:style-name="P38"><text:span text:style-name="T52">И последнее приложение - </text:span>Graph500, в отличии от <text:span text:style-name="T48">ранее рассмотренных </text:span>HPL и HPCG, больше нагружает коммуникационную подсистему компьютера и не так сильно зависит от количества исполняемых операций над числами с плавающей запятой в секунду. Подобное поведение свойственно многим задачам из области графовой аналитики и работы с большими данными. Бенчмарк Graph500 включает в себя два графовых алгоритма: поиск в ширину (BFS) и поиск кратчайшего пути от одной вершины (SSSP).</text:p>
        </text:list-item>
        <text:list-item>
          <text:p text:style-name="P37">Сложность алгоритма в случае работы с графами выражается через число его вершин и рёбер, так для Graph500 это O(V + E)</text:p>
        </text:list-item>
        <text:list-item>
          <text:p text:style-name="P37">Во время тестирования этого приложения становится ясно видна основная проблема <text:s/>предсказывания слабой масштабируемости приложений: конфигурации запуска выбираются, <text:span text:style-name="T29">так, чтобы количество работы на один процесс всегда было постоянным</text:span>, но не всегда возможно обеспечить строгое равенство, поэтому приходится округлять <text:span text:style-name="T46">значения</text:span> некоторы<text:span text:style-name="T46">х</text:span> параметр<text:span text:style-name="T46">ов</text:span> запуска. Из-за этого возможны провалы или всплески показателей рассматриваемых динамических характеристик, которые сильно портят качество предсказаний. Так в случае Graph500 приходилось округлять значения <text:span text:style-name="T29">scalefactor</text:span> и <text:span text:style-name="T29">edgafactor</text:span>, так как они могут принимать только целые значения. В связи с этим средние значения относительных ошибок предсказания времени и производительности для этого приложения составляют около 13%.</text:p>
          <text:p text:style-name="P55">ТЫК</text:p>
        </text:list-item>
      </text:list>
      <text:p text:style-name="P1">16</text:p>
      <text:list xml:id="list296127745" text:style-name="L14">
        <text:list-item>
          <text:p text:style-name="P39">На основании предложенного метода удалось построить предсказания слабой масштабируемости для всех рассматриваемых приложений так, что максимальная относительная ошибка среди всех приложений и конфигураций не превышает 28%, однако подобный значения являются единичными случаями. Средние значения относительных ошибок для различных приложений <text:span text:style-name="T46">варьируются от 3 до 13 %.</text:span> Так как почти <text:span text:style-name="T30">треть</text:span> всех предсказаний <text:span text:style-name="T34">значений динамических характеристик</text:span> приходится на Graph500, а на этом приложении сильнее всего отразились трудности <text:span text:style-name="T46">с </text:span>заданием конфигураций запусков, поэтому значения относительных ошибок именно на этом приложении <text:span text:style-name="T30">вносят ощутимый вклад</text:span>, при расчёте среднего значения ошибок по всем приложениям, которое составляет 8,6\%. </text:p>
          <text:p text:style-name="P56">ТЫК</text:p>
        </text:list-item>
      </text:list>
      <text:p text:style-name="P1"/>
      <text:p text:style-name="P1"><text:soft-page-break/></text:p>
      <text:p text:style-name="P1"/>
      <text:p text:style-name="P1"/>
      <text:p text:style-name="P1">17</text:p>
      <text:p text:style-name="P1"><text:tab/><text:span text:style-name="T49">Итак</text:span></text:p>
      <text:list xml:id="list567607644" text:style-name="L15">
        <text:list-item>
          <text:p text:style-name="P40">В данной работе были получены следующие основные результаты:</text:p>
        </text:list-item>
        <text:list-item>
          <text:p text:style-name="P40">Разработан метод, предсказывающий слабую масштабируемость суперкомпьютерных приложений на основе экспериментальных данных.</text:p>
        </text:list-item>
        <text:list-item>
          <text:p text:style-name="P41">И Выполнена проверка применимости метода на различных приложениях<text:span text:style-name="T34">, с помощью запусков приложений HPL, HPCG, матричных алгоритмов умножения SUMMA и DNS, Graph500 на суперкомпьютере "&lt;Ломоносов-2"&gt;</text:span></text:p>
        </text:list-item>
        <text:list-item>
          <text:p text:style-name="P41">Таким образом, предложенный метод предсказания даёт относительные ошибки, сравнимые с ошибками предсказания у существующих подходов при сопоставимых размерах конфигураций предсказываемых запусков. Но отличается от них простотой построения, отсутствием необходимости собирать большой набор тестовых данных. Помимо этого, он удовлетворяет поставленным <text:span text:style-name="T31">требованиям</text:span> универсальности.</text:p>
          <text:p text:style-name="P57">КОНЕЦ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3:16:39.642014415</meta:creation-date>
    <dc:date>2020-04-28T11:27:41.417231181</dc:date>
    <meta:editing-duration>PT2H2M45S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6" meta:paragraph-count="111" meta:word-count="1782" meta:character-count="14187" meta:non-whitespace-character-count="12559"/>
  </office:meta>
</office:document-meta>
</file>